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cm" fo:min-width="3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4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4.25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3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3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0.25cm" fo:min-width="1.75cm"/>
    </style:style>
    <style:style style:name="gr12" style:family="graphic" style:parent-style-name="standard">
      <style:graphic-properties draw:textarea-horizontal-align="justify" draw:textarea-vertical-align="middle" draw:auto-grow-height="false" fo:min-height="0.25cm" fo:min-width="2cm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2.25cm"/>
    </style:style>
    <style:style style:name="P1" style:family="paragraph">
      <style:paragraph-properties fo:text-align="center"/>
      <style:text-properties fo:color="#ffffff" loext:opacity="100%" fo:font-size="12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loext:opacity="100%" fo:font-size="12pt"/>
    </style:style>
    <style:style style:name="T1" style:family="text">
      <style:text-properties fo:color="#ffffff" loext:opacity="100%" fo:font-size="12pt" style:font-size-asian="18pt" style:font-size-complex="18pt"/>
    </style:style>
    <style:style style:name="T2" style:family="text">
      <style:text-properties fo:color="#ffffff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5cm" svg:height="0.5cm" svg:x="2.5cm" svg:y="3.5cm">
          <text:p text:style-name="P1"><text:span text:style-name="T1">Marie Barrucan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0.5cm" svg:x="7cm" svg:y="3.5cm">
          <text:p text:style-name="P1"><text:span text:style-name="T1">Paul Barrucan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0.5cm" svg:x="14.5cm" svg:y="3.5cm">
          <text:p text:style-name="P1"><text:span text:style-name="T1">Francoise Renzetti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75cm" svg:height="0.5cm" svg:x="20.75cm" svg:y="3.5cm">
          <text:p text:style-name="P1"><text:span text:style-name="T1">Ivano Renzetti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25cm" svg:y1="3.75cm" svg:x2="7cm" svg:y2="3.75cm">
          <text:p/>
        </draw:line>
        <draw:line draw:style-name="gr5" draw:text-style-name="P2" draw:layer="layout" svg:x1="19.5cm" svg:y1="3.75cm" svg:x2="20.75cm" svg:y2="3.75cm">
          <text:p/>
        </draw:line>
        <draw:line draw:style-name="gr5" draw:text-style-name="P2" draw:layer="layout" svg:x1="6.5cm" svg:y1="3.75cm" svg:x2="6.5cm" svg:y2="5.75cm">
          <text:p/>
        </draw:line>
        <draw:line draw:style-name="gr5" draw:text-style-name="P2" draw:layer="layout" svg:x1="4.5cm" svg:y1="6cm" svg:x2="11.25cm" svg:y2="6cm">
          <text:p/>
        </draw:line>
        <draw:line draw:style-name="gr5" draw:text-style-name="P2" draw:layer="layout" svg:x1="6.5cm" svg:y1="5.75cm" svg:x2="6.5cm" svg:y2="6cm">
          <text:p/>
        </draw:line>
        <draw:line draw:style-name="gr5" draw:text-style-name="P2" draw:layer="layout" svg:x1="20cm" svg:y1="3.75cm" svg:x2="20cm" svg:y2="6cm">
          <text:p/>
        </draw:line>
        <draw:line draw:style-name="gr5" draw:text-style-name="P2" draw:layer="layout" svg:x1="14.75cm" svg:y1="6cm" svg:x2="24cm" svg:y2="6cm">
          <text:p/>
        </draw:line>
        <draw:line draw:style-name="gr5" draw:text-style-name="P2" draw:layer="layout" svg:x1="14.75cm" svg:y1="6cm" svg:x2="14.75cm" svg:y2="7.5cm">
          <text:p/>
        </draw:line>
        <draw:custom-shape draw:style-name="gr6" draw:text-style-name="P3" draw:layer="layout" svg:width="0.001cm" svg:height="1.5cm" svg:x="24cm" svg:y="6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5cm" svg:y1="6cm" svg:x2="4.5cm" svg:y2="7.25cm">
          <text:p/>
        </draw:line>
        <draw:line draw:style-name="gr5" draw:text-style-name="P2" draw:layer="layout" svg:x1="11.25cm" svg:y1="6cm" svg:x2="11.25cm" svg:y2="7.5cm">
          <text:p/>
        </draw:line>
        <draw:custom-shape draw:style-name="gr7" draw:text-style-name="P1" draw:layer="layout" svg:width="4cm" svg:height="0.5cm" svg:x="3cm" svg:y="7cm">
          <text:p text:style-name="P1"><text:span text:style-name="T1">Benoit Barrucan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0.5cm" svg:x="9.5cm" svg:y="7.5cm">
          <text:p text:style-name="P3"><text:span text:style-name="T1">Corinne Barrucan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5cm" svg:height="0.5cm" svg:x="13.75cm" svg:y="7.5cm">
          <text:p text:style-name="P3"><text:span text:style-name="T1">Willy Renzetti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25cm" svg:height="0.5cm" svg:x="22.75cm" svg:y="7.5cm">
          <text:p text:style-name="P1"><text:span text:style-name="T1">Alva Renzetti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0.5cm" svg:x="0cm" svg:y="7cm">
          <text:p text:style-name="P3"><text:span text:style-name="T2">Marie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5cm" svg:y1="7.25cm" svg:x2="3cm" svg:y2="7.25cm">
          <text:p/>
        </draw:line>
        <draw:custom-shape draw:style-name="gr10" draw:text-style-name="P3" draw:layer="layout" svg:width="0.75cm" svg:height="0.001cm" svg:x="13cm" svg:y="7.7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75cm" svg:y1="7.25cm" svg:x2="2.75cm" svg:y2="9.25cm">
          <text:p/>
        </draw:line>
        <draw:line draw:style-name="gr5" draw:text-style-name="P2" draw:layer="layout" svg:x1="13.25cm" svg:y1="7.75cm" svg:x2="13.25cm" svg:y2="9.75cm">
          <text:p/>
        </draw:line>
        <draw:line draw:style-name="gr5" draw:text-style-name="P2" draw:layer="layout" svg:x1="24cm" svg:y1="8cm" svg:x2="24cm" svg:y2="9.5cm">
          <text:p/>
        </draw:line>
        <draw:line draw:style-name="gr5" draw:text-style-name="P2" draw:layer="layout" svg:x1="1cm" svg:y1="9.25cm" svg:x2="5.75cm" svg:y2="9.25cm">
          <text:p/>
        </draw:line>
        <draw:line draw:style-name="gr5" draw:text-style-name="P2" draw:layer="layout" svg:x1="1cm" svg:y1="9.25cm" svg:x2="1cm" svg:y2="10.25cm">
          <text:p/>
        </draw:line>
        <draw:line draw:style-name="gr5" draw:text-style-name="P2" draw:layer="layout" svg:x1="3.25cm" svg:y1="9.25cm" svg:x2="3.25cm" svg:y2="10.25cm">
          <text:p/>
        </draw:line>
        <draw:line draw:style-name="gr5" draw:text-style-name="P2" draw:layer="layout" svg:x1="5.75cm" svg:y1="9.25cm" svg:x2="5.75cm" svg:y2="10.25cm">
          <text:p/>
        </draw:line>
        <draw:custom-shape draw:style-name="gr11" draw:text-style-name="P3" draw:layer="layout" svg:width="2.25cm" svg:height="0.5cm" svg:x="0cm" svg:y="10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.25cm" svg:y1="10.25cm" svg:x2="3.25cm" svg:y2="11.75cm">
          <text:p/>
        </draw:line>
        <draw:custom-shape draw:style-name="gr12" draw:text-style-name="P3" draw:layer="layout" svg:width="2.5cm" svg:height="0.5cm" svg:x="2cm" svg:y="11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75cm" svg:height="0.5cm" svg:x="4.75cm" svg:y="10.2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1.5cm" svg:y1="9.75cm" svg:x2="15cm" svg:y2="9.75cm">
          <text:p/>
        </draw:line>
        <draw:line draw:style-name="gr5" draw:text-style-name="P2" draw:layer="layout" svg:x1="11.5cm" svg:y1="9.75cm" svg:x2="11.5cm" svg:y2="10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3T18:32:18.233512948</meta:creation-date>
    <dc:date>2023-01-23T19:04:40.377781797</dc:date>
    <meta:editing-duration>PT22M9S</meta:editing-duration>
    <meta:editing-cycles>1</meta:editing-cycles>
    <meta:document-statistic meta:object-count="35"/>
    <meta:generator>LibreOffice/7.0.4.2$Linux_ARM_EABI LibreOffice_project/00$Build-2</meta:generator>
  </office:meta>
</office:document-meta>
</file>